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2"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3" style:family="paragraph" style:parent-style-name="List_20_Contents">
      <style:paragraph-properties fo:margin-left="0cm" fo:margin-right="0cm" fo:orphans="2" fo:widows="2" fo:text-indent="0cm" style:auto-text-indent="false"/>
    </style:style>
    <style:style style:name="T1" style:family="text">
      <style:text-properties fo:font-variant="normal" fo:text-transform="none" fo:color="#333333" style:font-name="roboto condensed" fo:font-size="10.5pt" fo:letter-spacing="normal" fo:font-style="normal" fo:font-weight="normal"/>
    </style:style>
    <style:style style:name="T2" style:family="text">
      <style:text-properties style:font-name="Times New Roman1"/>
    </style:style>
    <style:style style:name="T3" style:family="text">
      <style:text-properties style:font-name="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re :  </text:p>
      <text:p text:style-name="P2">Ovide : oeuvres complètes : avec la traduction en français / publiées sous la direction de M. Nisard,...</text:p>
      <text:p text:style-name="P1">Auteur :  </text:p>
      <text:p text:style-name="P2">Ovide (0043 av. J.-C.-0017). Auteur du texte</text:p>
      <text:p text:style-name="P1">Éditeur :  </text:p>
      <text:p text:style-name="P2">(Paris)</text:p>
      <text:p text:style-name="P1">Date d'édition :  </text:p>
      <text:p text:style-name="P2">1869</text:p>
      <text:p text:style-name="P1">Contributeur :  </text:p>
      <text:p text:style-name="P3"><text:span text:style-name="T1">Nisard, Désiré (1806-1888). Éditeur scientifique</text:span> </text:p>
      <text:p text:style-name="P2">Traduction : Louis Puget, Théodore Guiard, Chevriau, Fouquier</text:p>
      <text:h text:style-name="Heading_20_1" text:outline-level="1">Livre dixième</text:h>
      <text:h text:style-name="Heading_20_2" text:outline-level="2">I<text:line-break/>Descente d’Orphée aux enfers</text:h>
      <text:p text:style-name="Standard"><text:span text:style-name="_3c_pb_3e_">[418]</text:span> De là, par les champs de l’espace, Hyménée, couvert de tissus éclatants, s’élance vers les rives de l’Hèbre. Il vient : Orphée l’appelle, mais il l’appelle en vain. Le dieu parut, il est vrai, mais il n’apporta ni paroles sacrées, ni visage souriant, ni fortunés présages. La torche même qu’il balance pétille, et ne jette que des flots de cuisante fumée ; Hymen l’agite sans pouvoir en ranimer la flamme.</text:p>
      <text:p text:style-name="Standard">C’était le prélude d’un plus affreux malheur ; car tandis que la nouvelle épouse, accompagnée de la troupe des Naïades, court au hasard parmi les herbes fleuries, la dent d’un reptile pénètre dans son pied délicat. Eurydice expire. Quand le chantre du Rhodope l’eut assez pleurée à la face du ciel, résolu de tout affronter, même les ombres, il osa descendre vers le Styx par la porte du Ténare, à travers ces peuples légers, fantômes honorés des tributs funèbres ; il aborda Perséphone et le maître de ces demeures désolées, le souverain des mânes. Les cordes de sa lyre frémissent ; il chante :</text:p>
      <text:p text:style-name="Standard">« Ô divinités de ce monde souterrain où retombe tout ce qui naît pour mourir, souffrez que laissant les détours d’une éloquence artificieuse, je parle avec sincérité. Non, ce n’est pas pour voir le ténébreux Tartare que je suis descendu sur ces bords. Non, ce n’est pas pour enchaîner le monstre dont la triple tête se hérisse des serpents de Méduse. Ce qui m’attire, c’est ma jeune épouse. Une vipère, que son pied foula par malheur, répandit dans ses veines un poison subtil, et ses belles années furent arrêtés dans leur cours. J’ai voulu me résigner à ma perte ; je l’ai tenté, je ne le nierai pas : l’Amour a triomphé. L’Amour ! il est bien connu dans les régions supérieures. L’est-il de même ici, je l’ignore : mais ici même je le crois honoré, et si la tradition de cet antique enlèvement n’est pas une fable, vous aussi, l’Amour a formé vos nœuds. Oh ! par ces lieux pleins de terreur, par ce chaos immense, par ce vaste et silencieux royaume, mon Eurydice !… de grâce, renouez ses jours trop tôt brisés ! Tous nous vous devons tribut. Après <text:bookmark text:name="419"/><text:span text:style-name="_3c_pb_3e_">[419]</text:span> une courte halte, un peu plus tôt, un peu plus tard, nous nous empressons vers le même terme… C’est ici que nous tendons tous… Voici notre dernière demeure, et vous tenez le genre humain sous votre éternel empire. Elle aussi, quand le progrès des ans aura mûri sa beauté, elle aussi pourra subir vos lois. Qu’elle vive ! c’est la seule faveur que je demande. Ah ! si les destins me refusent la grâce d’une épouse, je l’ai juré, je ne veux pas revoir la lumière. Réjouissez-vous de frapper deux victimes ! »</text:p>
      <text:p text:style-name="Standard">Il disait, et les frémissements de sa lyre se mêlaient à sa voix, et les pâles ombres pleuraient. Il disait, et Tantale ne poursuit plus l’onde fugitive, et la roue d’Ixion s’arrête étonnée, et les vautours cessent de ronger le flanc de Tityus, et les filles de Bélus se reposent sur leurs urnes, et toi, Sisyphe, tu t’assieds sur ton fatal rocher. Alors, pour la première fois, des larmes, ô triomphe de l’harmonie ! mouillèrent, dit-on, les joues des Euménides. Ni la souveraine des morts, ni celui qui règne sur les mânes ne peuvent repousser sa prière. Ils appellent Eurydice. Eurydice était là parmi les ombres nouvelles, et d’un pas ralenti par sa blessure, elle s’avance. Il l’a retrouvée, mais c’est à une condition. Le chantre du Rhodope ne doit jeter les yeux derrière lui qu’au sortir des vallées de l’Averne : sinon la grâce est révoquée.</text:p>
      <text:p text:style-name="Standard"><text:soft-page-break/>Ils suivent, au milieu d’un morne silence, un sentier raide, escarpé, ténébreux, noyé d’épaisses vapeurs. Ils n’étaient pas éloignés du but ; ils touchaient à la surface de la terre, lorsque, tremblant qu’elle n’échappe, inquiet, impatient de voir son amante, Orphée tourne la tête. Soudain elle est rentraînée dans l’abîme. Il lui tend les bras, il cherche son étreinte, il veut la saisir ; elle s’évanouit, et l’infortuné n’embrasse que son ombre. C’en est fait ! elle meurt pour la seconde fois : mais elle ne se plaint pas de son époux. Et de quoi se plaindrait-elle ? Il l’aimait. Adieu ! ce fut le dernier adieu, et à peine parvint-il aux oreilles d’Orphée : déjà l’Enfer a reconquis sa proie.</text:p>
      <text:p text:style-name="Standard">Orphée demeure glacé. Perdre deux fois sa compagne ! Il est là, comme ce berger pusillanime à la vue des trois têtes de Cerbère enchaîné. La terreur n’abandonne l’infortuné qu’avec la vie. Son corps se transforme en pierre. Tel encore cet Olénus qui appela sur sa tête le châtiment de ton crime, ô Lethæa, trop fière de ta malheureuse beauté. Cœurs naguère tendrement unis, vous n’êtes plus que des rochers insensibles au sommet humide de l’Ida ! Il prie ; il veut en vain repasser l’Achéron. Le nocher le repousse. Et pourtant, sept jours entiers, couvert de poussière, sevré des dons de Cérès, il reste sur la rive du fleuve, immobile, se repaissant du trouble de son âme, de sa douleur et de ses larmes. Il accuse de cruauté les dieux de l’<text:span text:style-name="T2">É</text:span>rèbe. Enfin, il se réfugie au haut du Rhodope, de l’Hémus que battent les Aquilons. Trois fois, sur les <text:bookmark text:name="420"/><text:span text:style-name="_3c_pb_3e_">[420]</text:span> pas du Soleil, les célestes Poissons avaient fermé le cercle de l’année, et nulle femme n’avait ramené à Vénus son cœur indocile, soit prudence, soit fidélité. Plusieurs cependant brûlaient de s’unir au chantre divin ; plusieurs essuyèrent la honte d’un refus. Même, à son exemple, les peuples de la Thrace apprirent à s’égarer dans des amours illégitimes, à cueillir les premières fleurs de l’adolescence, ce court printemps de la vie.</text:p>
      <text:h text:style-name="Heading_20_2" text:outline-level="2">II<text:line-break/>Métamorphose d’Attis en pin ; de Cyparisse en cyprès</text:h>
      <text:p text:style-name="Standard">Une colline s’élevait, et sur cette colline, le col, mollement aplani, nourrissait une herbe verte et touffue : mais l’ombre manquait en ces lieux. Sitôt que, se reposant à cette place, le chantre fils des immortels toucha les cordes sonores, l’ombre y vint d’elle-même. Soudain parurent et l’arbre de Chaonie, et les Héliades du bocage, et le chêne au feuillage superbe, et le gracieux tilleul, et le hêtre, et le laurier virginal. On vit paraître en même temps le coudrier fragile et le frêne guerrier, et le sapin sans nœuds, et l’yeuse courbée sous le poids de ses glands, et le platane ami de la joie, et l’érable aux nuances variées, et le saule des fleuves, et le lotus des eaux, et le buis toujours vert, et les bruyères timides, et les myrtes à deux couleurs, et le tinus aux baies d’azur. Vous accourûtes à l’envi, lierres dont les pieds se tordent ; vignes chargées de pampres, ormeaux que la vigne décore, frênes sauvages, arbres résineux. Puis vinrent l’arboisier couvert de fruits rouges, le palmier flexible, prix glorieux de la victoire, le pin, dont la tête se hérisse d’une âpre chevelure, le pin cher à Cybèle, à la mère des dieux. Car son Attis, dépouillé de la forme humaine, est là enfermé dans sa prison d’écorce. On vit, au milieu de cette foule empressée, le cyprès pyramidal, arbre désormais, jadis enfant aimé du puissant dieu qui fait résonner à la fois la corde de l’arc et celles de la lyre.</text:p>
      <text:h text:style-name="Heading_20_1" text:outline-level="1">Livre onzième</text:h>
      <text:h text:style-name="Heading_20_2" text:outline-level="2">I<text:line-break/>Mort d’Orphée</text:h>
      <text:p text:style-name="Standard"><text:span text:style-name="_3c_pb_3e_">[435]</text:span> Tandis que, par ses accents, le chantre de Thrace entraîne sur ses pas les forêts, les bêtes féroces et les rochers émus, voici que, du haut d’une colline, les bacchantes furieuses, au sein couvert de sanglantes dépouilles, aperçoivent Orphée qui marie ses chants aux accords de sa lyre. Une d’elles, les cheveux épars et flottant dans les airs : « Le voilà, s’écrie-t-elle, le voilà, celui qui nous méprise » ; et elle frappe de son thyrse la bouche harmonieuse du prêtre d’Apollon. Le trait enveloppé de feuillage laisse sans blesser une empreinte légère. Une autre s’arme d’un caillou qui, lancé dans les airs, est vaincu par les accords de la lyre et des chants, et comme pour implorer le pardon d’une si criminelle audace, vient tomber suppliant aux pieds du poëte. La fureur des <text:soft-page-break/>Ménades s’en accroît : elles ne connaissent plus de bornes : l’aveugle <text:span text:style-name="T2">É</text:span>rinnys les possède ; les chants divins auraient émoussé tous leurs traits ; mais une horrible clameur s’élève, la flûte de Phrygie, les tymbales, le bruit des mains frappées, les hurlements des bacchantes étouffent de leurs sons discordants les sons harmonieux de la lyre : alors seulement les rochers se teignirent du sang du chantre dont ils n’entendaient plus la voix. Les innombrables oiseaux, les serpents, les bêtes féroces qu’avait attirés la lyre, et qui semblaient être encore sous le charme de la voix d’Orphée, la troupe furieuse des Ménades les disperse. Puis elles tournent contre le chantre leurs mains criminelles. Tel l’oiseau de la nuit, si le jour l’a surpris dans la plaine, est entouré d’une foule d’oiseaux attirés par sa vue : ou tel, le matin, aux yeux des spectateurs, un cerf qui doit périr dans l’arène est livré en proie à une meute féroce : ainsi les Ménades entourent Orphée, le frappent de leurs thyrses verdoyants, faits pour un autre usage. Celles-ci s’arment de glèbes ; celles-là, de branches arrachées : d’autres lancent d’énormes cailloux, tout sert d’arme à leur fureur. Non loin de là des bœufs traçaient avec le soc des sillons dans la plaine, et de robustes laboureurs confiaient <text:span text:style-name="_3c_pb_3e_">[436]</text:span>à la terre l’espoir de la moisson et le prix de leurs sueurs. À la vue de la troupe furieuse, ils s’enfuient, abandonnant les instruments de leur travail ; de tous côtés demeurent dispersés dans les champs et les sarcloirs, et les longs hoyaux, et les râteaux pesants. Les bacchantes s’en emparent, arrachent jusqu’aux cornes des bœufs, et retournent, en furie, achever les destine du chantre de la Thrace. Il leur tendait ses mains suppliantes, et sa voix, pour la première fois impuissante, leur adressait des prières inutiles. Leurs mains sacrilèges lui donnent la mort, et cette bouche, ô Jupiter ! cette bouche dont les accents s’étaient fait entendre des rochers, et avaient ému les monstres des forêts, laisse passer son âme qui s’exhale dans les airs.</text:p>
      <text:p text:style-name="Standard">Les oiseaux attristés, Orphée, les bêtes féroces, les durs rochers, les forêts, si souvent entraînées par tes chants, te pleurèrent ; les arbres dépouillèrent leur feuillage, et on dit que les fleuves s’accrurent de leurs larmes. Les Naïades, les Dryades se couvrirent de voiles funèbres, et laissèrent flotter leurs cheveux en signe de douleur.</text:p>
      <text:p text:style-name="Standard">Les membres d’Orphée sont dispersés en divers lieux. Hèbre glacé, tu reçois sa tête et sa lyre, et ô prodige ! tandis que le fleuve les entraîne, sa lyre fait entendre des plaintes, sa langue inanimée en murmure, et les échos du rivage y répondent. Déjà ces tristes débris ont quitté le fleuve, et la mer les dépose sur le rivage de Méthymne. Là, un serpent s’apprête à dévorer cette tête abandonnée sur un sable étranger : il lèche ses cheveux encore dégouttants de l’onde amère, et, la gueule ouverte, il va déchirer cette bouche harmonieuse. Mais enfin Apollon paraît, détourne la morsure et change en un dur rocher le serpent, dont la gueule s’arrête et se durcit béante.</text:p>
      <text:p text:style-name="Standard">L’ombre du chantre descend dans la demeure des morts, et reconnaît ces lieux qu’elle a déjà visités : dans les champs réservés aux justes, elle cherche, elle trouve Eurydice, et la serra avec amour dans ses bras. Là, tantôt Orphée suit son épouse, tantôt il la précède, et il peut regarder en arrière sans perdre son Euryd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condensed" svg:font-family="'roboto condensed'"/>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_3c_pb_3e_" style:display-name="&lt;pb&gt;" style:family="text">
      <style:text-properties fo:color="#ff3333" style:text-position="sub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6:27.41</meta:creation-date>
    <dc:date>2019-10-29T16:12:16</dc:date>
    <dc:creator>Karolina Suchecka</dc:creator>
    <meta:editing-duration>PT5H41M41S</meta:editing-duration>
    <meta:editing-cycles>4</meta:editing-cycles>
    <meta:generator>OpenOffice/4.1.6$Win32 OpenOffice.org_project/416m1$Build-9790</meta:generator>
    <meta:document-statistic meta:table-count="0" meta:image-count="0" meta:object-count="0" meta:page-count="3" meta:paragraph-count="27" meta:word-count="1982" meta:character-count="11482"/>
  </office:meta>
</office:document-meta>
</file>